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c7d62" officeooo:paragraph-rsid="000c7d62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c7d62" officeooo:paragraph-rsid="000c7d62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edcc2" officeooo:paragraph-rsid="000edcc2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ef268" officeooo:paragraph-rsid="000ef268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f864e" officeooo:paragraph-rsid="000f864e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0c7d62" officeooo:paragraph-rsid="000c7d62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0c7d62" officeooo:paragraph-rsid="000edcc2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0edcc2" officeooo:paragraph-rsid="000edcc2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0ef268" officeooo:paragraph-rsid="000ef268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0ef268" officeooo:paragraph-rsid="000f31ea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0f31ea" officeooo:paragraph-rsid="000f31ea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0f864e" officeooo:paragraph-rsid="000f864e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1385d6" officeooo:paragraph-rsid="001385d6"/>
    </style:style>
    <style:style style:name="P14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officeooo:rsid="000c7d62" officeooo:paragraph-rsid="000c7d62"/>
    </style:style>
    <style:style style:name="P15" style:family="paragraph" style:parent-style-name="Standard">
      <style:paragraph-properties fo:text-align="start" style:justify-single-word="false"/>
      <style:text-properties fo:font-style="italic" style:text-underline-style="none" officeooo:rsid="000c7d62" officeooo:paragraph-rsid="000c7d62" style:font-style-asian="italic" style:font-style-complex="italic"/>
    </style:style>
    <style:style style:name="P16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0edcc2" officeooo:paragraph-rsid="000edcc2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0f864e" officeooo:paragraph-rsid="000f864e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15e8ed" officeooo:paragraph-rsid="0015e8ed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tyle="normal" style:text-underline-style="none" officeooo:rsid="0014f434" officeooo:paragraph-rsid="0014f434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tyle="normal" style:text-underline-style="none" officeooo:rsid="0015e8ed" officeooo:paragraph-rsid="0015e8ed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c7d62" officeooo:paragraph-rsid="000c7d62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ef268" officeooo:paragraph-rsid="000ef268" style:font-size-asian="14pt" style:font-size-complex="14pt"/>
    </style:style>
    <style:style style:name="T1" style:family="text">
      <style:text-properties officeooo:rsid="000e045a"/>
    </style:style>
    <style:style style:name="T2" style:family="text">
      <style:text-properties officeooo:rsid="000edcc2"/>
    </style:style>
    <style:style style:name="T3" style:family="text">
      <style:text-properties officeooo:rsid="000ef268"/>
    </style:style>
    <style:style style:name="T4" style:family="text">
      <style:text-properties officeooo:rsid="000f31ea"/>
    </style:style>
    <style:style style:name="T5" style:family="text">
      <style:text-properties officeooo:rsid="000f864e"/>
    </style:style>
    <style:style style:name="T6" style:family="text">
      <style:text-properties officeooo:rsid="001044fb"/>
    </style:style>
    <style:style style:name="T7" style:family="text">
      <style:text-properties officeooo:rsid="00109d68"/>
    </style:style>
    <style:style style:name="T8" style:family="text">
      <style:text-properties officeooo:rsid="001385d6"/>
    </style:style>
    <style:style style:name="T9" style:family="text">
      <style:text-properties officeooo:rsid="0015e8ed"/>
    </style:style>
    <style:style style:name="T10" style:family="text">
      <style:text-properties officeooo:rsid="0016d1f4"/>
    </style:style>
    <style:style style:name="T11" style:family="text">
      <style:text-properties officeooo:rsid="00175c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Les fonctions entreprise</text:p>
      <text:p text:style-name="P14">TD Logistique</text:p>
      <text:p text:style-name="P1"/>
      <text:p text:style-name="P6"/>
      <text:p text:style-name="P21"><text:span text:style-name="T5">I</text:span>) La Logistique</text:p>
      <text:p text:style-name="P2"/>
      <text:p text:style-name="P2">A) Qu’est ce que la logistique</text:p>
      <text:p text:style-name="P2"/>
      <text:p text:style-name="P6">1) <text:s/>La logistique à pour but d<text:span text:style-name="T1">e mettre en place a moindre coût une quantité déterminé de produit à l’endroit et au moment ou une demande existe.</text:span></text:p>
      <text:p text:style-name="P6"/>
      <text:p text:style-name="P7">2) <text:span text:style-name="T2">Chaîne logistique : En amont ⇒ le fournisseur ⇒ la chaîne logistique de production</text:span></text:p>
      <text:p text:style-name="P6"><text:tab/><text:tab/><text:tab/><text:span text:style-name="T2">En avale ⇒ le client ⇒ la chaîne logistique de distribution</text:span></text:p>
      <text:p text:style-name="P15"/>
      <text:p text:style-name="P16">B) La démarche logistique et ses composants</text:p>
      <text:p text:style-name="P15"/>
      <text:p text:style-name="P8">3) Toute les activités liés à la production et approvisionnement </text:p>
      <text:p text:style-name="P8"/>
      <text:p text:style-name="P8">4) Elle va avoir toute les activité de la distribution</text:p>
      <text:p text:style-name="P8"/>
      <text:p text:style-name="P3"><text:span text:style-name="T3">B.</text:span>1) Les transports</text:p>
      <text:p text:style-name="P8"/>
      <text:p text:style-name="P8"><text:span text:style-name="T3">5</text:span>) La transitique = Autonomisation <text:s/>du transport de stock dans une entreprise</text:p>
      <text:p text:style-name="P8"/>
      <text:p text:style-name="P4">B.2) L’entreposage et le stockage</text:p>
      <text:p text:style-name="P4"/>
      <text:p text:style-name="P9">6) Stock de produit fini = réservoir rempli par la production et vidé par les ventes</text:p>
      <text:p text:style-name="P9"/>
      <text:p text:style-name="P4">B.3) La gestion des flux d’information</text:p>
      <text:p text:style-name="P4"/>
      <text:p text:style-name="P9">7) Elle doit évité les problèmes de rupture de stock</text:p>
      <text:p text:style-name="P4"/>
      <text:p text:style-name="P9">8) EDI = Échange de Donnée Informatique</text:p>
      <text:p text:style-name="P9"/>
      <text:p text:style-name="P4">C) Les enjeux de la logistique</text:p>
      <text:p text:style-name="P4"/>
      <text:p text:style-name="P10">9) <text:s/>-<text:span text:style-name="T4">Baisse des coûts en éliminant les temps morts</text:span></text:p>
      <text:p text:style-name="P10"><text:span text:style-name="T4"><text:s text:c="5"/>-Maîtrise des délais</text:span></text:p>
      <text:p text:style-name="P11"><text:s text:c="5"/>-Réduction des stocks donc moins de coût de stockage</text:p>
      <text:p text:style-name="P9"/>
      <text:p text:style-name="P9">10) <text:span text:style-name="T4">Elle permet le délais de livraisons du produit , en bon état </text:span></text:p>
      <text:p text:style-name="P9"/>
      <text:p text:style-name="P22"><text:span text:style-name="T5">II</text:span>) L’approvisionnement</text:p>
      <text:p text:style-name="P4"/>
      <text:p text:style-name="P9">11) <text:span text:style-name="T6">L’approvisionnement c’est la gestion des achats, la relation avec les fournisseur et la gestion des <text:s text:c="34"/><text:tab/>stocks</text:span></text:p>
      <text:p text:style-name="P9"/>
      <text:p text:style-name="P12">12) <text:span text:style-name="T7">Procurer au moment voulu, la qualité voulu, en état voulu le besoin de l’entreprise</text:span></text:p>
      <text:p text:style-name="P12"/>
      <text:p text:style-name="P12"/>
      <text:p text:style-name="P12"/>
      <text:p text:style-name="P12"/>
      <text:p text:style-name="P5"><text:soft-page-break/>A) L’achat</text:p>
      <text:p text:style-name="P12"/>
      <text:p text:style-name="P12">13) -<text:span text:style-name="T8">Il va construire la politique d’achat de l’entreprise</text:span></text:p>
      <text:p text:style-name="P13"><text:s text:c="6"/>-Il gère les besoins de l’entreprise</text:p>
      <text:p text:style-name="P13"><text:s text:c="6"/>-C’est un bon négociateur</text:p>
      <text:p text:style-name="P12"/>
      <text:p text:style-name="P17">B) La gestion des stocks</text:p>
      <text:p text:style-name="P17"/>
      <text:p text:style-name="P19">14) C’est une réserve accumuler de produits/composant dans un but de prévision / de pécaution </text:p>
      <text:p text:style-name="P19"/>
      <text:p text:style-name="P19">15) Toujours en avoir (pour éviter les rupture de stock) sans trop en commander (pour limiter les <text:tab/>coûts)</text:p>
      <text:p text:style-name="P19"/>
      <text:p text:style-name="P19">16) <text:span text:style-name="T9">C’est le juste à temps c’est à dire réduire les délais <text:s/>tout en réduisant les coûts</text:span></text:p>
      <text:p text:style-name="P19"/>
      <text:p text:style-name="P19">17) <text:s/>-<text:span text:style-name="T10">Le coût d’entreposage/ entretien </text:span></text:p>
      <text:p text:style-name="P19"><text:s text:c="7"/>-<text:span text:style-name="T10">Le coût d’approvisionnement </text:span></text:p>
      <text:p text:style-name="P19"><text:s text:c="7"/>-<text:span text:style-name="T10">Le coût de la rupture</text:span></text:p>
      <text:p text:style-name="P19"/>
      <text:p text:style-name="P18">C) La politique d ‘approvisionnement</text:p>
      <text:p text:style-name="P18"/>
      <text:p text:style-name="P20">18)</text:p>
      <text:p text:style-name="P20"/>
      <text:p text:style-name="P20">19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5:55:51.251007116</meta:creation-date>
    <dc:date>2022-09-28T16:36:30.598564730</dc:date>
    <meta:editing-duration>PT30M22S</meta:editing-duration>
    <meta:editing-cycles>14</meta:editing-cycles>
    <meta:generator>LibreOffice/7.3.6.2$Linux_X86_64 LibreOffice_project/30$Build-2</meta:generator>
    <meta:document-statistic meta:table-count="0" meta:image-count="0" meta:object-count="0" meta:page-count="2" meta:paragraph-count="39" meta:word-count="323" meta:character-count="1957" meta:non-whitespace-character-count="1588"/>
  </office:meta>
</office:document-meta>
</file>